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B1F000031ECC3E6397F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d88dc" officeooo:paragraph-rsid="001d88dc"/>
    </style:style>
    <style:style style:name="P2" style:family="paragraph" style:parent-style-name="Title">
      <style:text-properties officeooo:rsid="001d193f" officeooo:paragraph-rsid="001d193f"/>
    </style:style>
    <style:style style:name="P3" style:family="paragraph" style:parent-style-name="Title">
      <style:paragraph-properties fo:text-align="start" style:justify-single-word="false" fo:break-before="page"/>
      <style:text-properties officeooo:rsid="001d88dc" officeooo:paragraph-rsid="001d88dc"/>
    </style:style>
    <style:style style:name="P4" style:family="paragraph" style:parent-style-name="Title">
      <style:text-properties fo:font-size="24pt" officeooo:rsid="001d193f" officeooo:paragraph-rsid="001d193f" style:font-size-asian="24pt" style:font-size-complex="24pt"/>
    </style:style>
    <style:style style:name="P5" style:family="paragraph" style:parent-style-name="Heading_20_1">
      <style:text-properties fo:color="#000000"/>
    </style:style>
    <style:style style:name="P6" style:family="paragraph" style:parent-style-name="Heading_20_1">
      <style:text-properties style:font-name="Arial" fo:font-weight="bold" style:font-weight-asian="bold" style:font-weight-complex="bold"/>
    </style:style>
    <style:style style:name="P7" style:family="paragraph" style:parent-style-name="Heading_20_1">
      <style:paragraph-properties fo:break-before="page"/>
      <style:text-properties fo:color="#000000"/>
    </style:style>
    <style:style style:name="P8" style:family="paragraph" style:parent-style-name="Heading_20_2">
      <style:text-properties fo:color="#000000" style:font-name="Arial" fo:font-size="14pt" fo:font-style="italic" fo:font-weight="normal" officeooo:rsid="0024968c" officeooo:paragraph-rsid="0024de68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Heading_20_2">
      <style:text-properties fo:color="#000000" officeooo:rsid="0027b8e6" officeooo:paragraph-rsid="0027b8e6"/>
    </style:style>
    <style:style style:name="P10" style:family="paragraph" style:parent-style-name="Text_20_body">
      <style:text-properties officeooo:paragraph-rsid="0024de68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officeooo:paragraph-rsid="00323cad" style:font-size-asian="12pt" style:font-size-complex="12pt"/>
    </style:style>
    <style:style style:name="P12" style:family="paragraph" style:parent-style-name="Text_20_body">
      <style:text-properties fo:color="#000000" officeooo:paragraph-rsid="0024de68"/>
    </style:style>
    <style:style style:name="P13" style:family="paragraph" style:parent-style-name="Text_20_body">
      <style:text-properties fo:color="#000000" style:font-name="Times New Roman" fo:font-size="12pt" officeooo:paragraph-rsid="0027b8e6" style:font-size-asian="10.5pt" style:font-size-complex="12pt"/>
    </style:style>
    <style:style style:name="P14" style:family="paragraph" style:parent-style-name="Text_20_body">
      <style:text-properties fo:color="#000000" style:font-name="Times New Roman" fo:font-size="12pt" fo:font-style="normal" fo:font-weight="bold" officeooo:rsid="0027b8e6" officeooo:paragraph-rsid="0027b8e6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text-properties fo:color="#000000" style:font-name="Times New Roman" fo:font-size="12pt" fo:font-style="normal" fo:font-weight="bold" officeooo:rsid="0027b8e6" officeooo:paragraph-rsid="0029e5e4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text-properties fo:color="#000000" style:font-name="Times New Roman" fo:font-size="12pt" fo:font-style="normal" fo:font-weight="bold" officeooo:rsid="0027ef68" officeooo:paragraph-rsid="0027ef6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text-properties fo:color="#000000" style:font-name="Times New Roman" fo:font-size="12pt" fo:font-style="normal" fo:font-weight="bold" officeooo:rsid="0029e5e4" officeooo:paragraph-rsid="0029e5e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text-properties fo:color="#000000" style:font-name="Times New Roman" fo:font-size="12pt" fo:font-style="normal" fo:font-weight="bold" officeooo:rsid="002a8c6d" officeooo:paragraph-rsid="002a8c6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text-properties fo:color="#000000" style:font-name="Times New Roman" fo:font-size="12pt" fo:font-style="normal" fo:font-weight="normal" officeooo:rsid="0029e5e4" officeooo:paragraph-rsid="0029e5e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fo:color="#000000" style:font-name="Times New Roman" fo:font-size="12pt" fo:font-style="normal" fo:font-weight="normal" officeooo:rsid="0029e5e4" officeooo:paragraph-rsid="002a8c6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color="#000000" style:font-name="Times New Roman" fo:font-size="12pt" fo:font-style="normal" fo:font-weight="normal" officeooo:rsid="002a8c6d" officeooo:paragraph-rsid="002a8c6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fo:color="#000000" style:font-name="Times New Roman" officeooo:rsid="001f4bb4" officeooo:paragraph-rsid="001f4bb4"/>
    </style:style>
    <style:style style:name="P23" style:family="paragraph" style:parent-style-name="Text_20_body">
      <style:text-properties fo:color="#000000" officeooo:rsid="0027b8e6" officeooo:paragraph-rsid="0024de68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font-size="24pt" officeooo:rsid="001d193f" officeooo:paragraph-rsid="001d193f" style:font-size-asian="24pt" style:font-size-complex="24pt"/>
    </style:style>
    <style:style style:name="P26" style:family="paragraph" style:parent-style-name="Text_20_body">
      <style:paragraph-properties fo:text-align="center" style:justify-single-word="false"/>
      <style:text-properties fo:font-size="12pt" officeooo:rsid="00323cad" officeooo:paragraph-rsid="00323cad" style:font-size-asian="10.5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color="#000000" style:font-name="Times New Roman" fo:font-size="12pt" officeooo:paragraph-rsid="002b1fe7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style:font-name="Times New Roman" fo:font-size="12pt" officeooo:paragraph-rsid="002b1fe7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imes New Roman" officeooo:paragraph-rsid="00303818"/>
    </style:style>
    <style:style style:name="T1" style:family="text">
      <style:text-properties officeooo:rsid="00210d1f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303818" style:font-size-asian="12pt" style:font-size-complex="12pt"/>
    </style:style>
    <style:style style:name="T4" style:family="text">
      <style:text-properties fo:font-variant="normal" fo:text-transform="none" fo:color="#333333" fo:letter-spacing="normal" fo:font-style="normal" fo:font-weight="normal" officeooo:rsid="00323cad"/>
    </style:style>
    <style:style style:name="T5" style:family="text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T6" style:family="text">
      <style:text-properties fo:font-variant="normal" fo:text-transform="none" fo:color="#333333" style:font-name="Helvetica Neue" fo:font-size="13.5pt" fo:letter-spacing="normal" fo:font-style="normal" fo:font-weight="normal" officeooo:rsid="00323cad"/>
    </style:style>
    <style:style style:name="T7" style:family="text">
      <style:text-properties fo:font-variant="normal" fo:text-transform="none" fo:color="#333333" style:font-name="Helvetica Neue" fo:font-size="9pt" fo:letter-spacing="normal" fo:font-style="normal" style:text-underline-style="none" fo:font-weight="normal" officeooo:rsid="00303818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3.5pt" fo:letter-spacing="normal" fo:font-style="normal" fo:font-weight="normal"/>
    </style:style>
    <style:style style:name="T9" style:family="text">
      <style:text-properties fo:font-variant="normal" fo:text-transform="none" fo:color="#333333" style:font-name="Times New Roman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333333" style:font-name="Times New Roman" fo:letter-spacing="normal" fo:font-style="normal" fo:font-weight="normal" officeooo:rsid="00303818" style:font-size-asian="12pt" style:font-size-complex="12pt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333333" style:font-name="Times New Roman" fo:font-size="12pt" fo:letter-spacing="normal" fo:font-style="normal" fo:font-weight="normal" officeooo:rsid="00303818" style:font-size-asian="12pt" style:font-size-complex="12pt"/>
    </style:style>
    <style:style style:name="T13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303818" style:font-size-asian="12pt" style:font-size-complex="12pt"/>
    </style:style>
    <style:style style:name="T14" style:family="text">
      <style:text-properties fo:font-variant="normal" fo:text-transform="none" fo:color="#333333" style:font-name="Times New Roman" fo:font-size="9pt" fo:letter-spacing="normal" fo:font-style="normal" style:text-underline-style="none" fo:font-weight="normal" officeooo:rsid="00303818" style:font-size-asian="12pt" style:font-size-complex="12pt"/>
    </style:style>
    <style:style style:name="T15" style:family="text">
      <style:text-properties fo:font-variant="normal" fo:text-transform="none" fo:color="#333333" style:text-line-through-style="none" style:font-name="Times New Roman" fo:font-size="12pt" fo:letter-spacing="normal" fo:font-style="normal" style:text-underline-style="none" fo:font-weight="normal" officeooo:rsid="00303818" style:text-blinking="false" style:font-size-asian="12pt" style:font-size-complex="12pt"/>
    </style:style>
    <style:style style:name="T16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333333" fo:font-size="12pt" fo:letter-spacing="normal" fo:font-style="normal" fo:font-weight="normal" officeooo:rsid="00303818" style:font-size-asian="12pt" style:font-size-complex="12pt"/>
    </style:style>
    <style:style style:name="T18" style:family="text">
      <style:text-properties fo:font-variant="normal" fo:text-transform="none" fo:color="#333333" fo:font-size="12pt" fo:letter-spacing="normal" fo:font-style="normal" style:text-underline-style="none" fo:font-weight="normal" officeooo:rsid="00303818" style:font-size-asian="12pt" style:font-size-complex="12pt"/>
    </style:style>
    <style:style style:name="T19" style:family="text">
      <style:text-properties fo:font-variant="normal" fo:text-transform="none" fo:color="#333333" fo:font-size="13.5pt" fo:letter-spacing="normal" fo:font-style="normal" fo:font-weight="normal"/>
    </style:style>
    <style:style style:name="T20" style:family="text">
      <style:text-properties fo:font-variant="normal" fo:text-transform="none" fo:color="#333333" fo:font-size="13.5pt" fo:letter-spacing="normal" fo:font-style="normal" fo:font-weight="normal" officeooo:rsid="00323cad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2b1fe7" style:font-size-asian="12pt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303818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210d1f" style:font-size-asian="12pt" style:font-size-complex="12pt"/>
    </style:style>
    <style:style style:name="T2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303818" style:text-blinking="false" style:font-size-asian="12pt" style:font-size-complex="12pt"/>
    </style:style>
    <style:style style:name="T2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solid" style:text-underline-width="auto" style:text-underline-color="font-color" fo:font-weight="normal" officeooo:rsid="00303818" style:text-blinking="false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303818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303818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303818" style:font-size-asian="12pt" style:font-size-complex="12pt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2b1fe7" style:font-size-asian="12pt" style:font-size-complex="12pt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303818" style:font-size-asian="12pt" style:font-size-complex="12pt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210d1f" style:font-size-asian="12pt" style:font-size-complex="12pt"/>
    </style:style>
    <style:style style:name="T32" style:family="text">
      <style:text-properties fo:font-variant="normal" fo:text-transform="none" fo:color="#000000" fo:font-size="12pt" fo:letter-spacing="normal" fo:font-style="normal" style:text-underline-style="none" fo:font-weight="normal" officeooo:rsid="00303818" style:font-size-asian="12pt" style:font-size-complex="12pt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210d1f"/>
    </style:style>
    <style:style style:name="T35" style:family="text">
      <style:text-properties fo:font-variant="normal" fo:text-transform="none" fo:letter-spacing="normal" fo:font-style="normal" fo:font-weight="normal" officeooo:rsid="0024968c"/>
    </style:style>
    <style:style style:name="T36" style:family="text">
      <style:text-properties fo:font-variant="normal" fo:text-transform="none" fo:letter-spacing="normal" fo:font-style="normal" fo:font-weight="normal" officeooo:rsid="002b1fe7"/>
    </style:style>
    <style:style style:name="T37" style:family="text">
      <style:text-properties fo:font-variant="normal" fo:text-transform="none" fo:letter-spacing="normal" fo:font-style="normal" fo:font-weight="normal" officeooo:rsid="002b1fe7" style:font-size-asian="12pt" style:font-size-complex="12pt"/>
    </style:style>
    <style:style style:name="T38" style:family="text">
      <style:text-properties fo:font-variant="normal" fo:text-transform="none" fo:letter-spacing="normal" fo:font-style="normal" fo:font-weight="normal" officeooo:rsid="00303818" style:font-size-asian="12pt" style:font-size-complex="12pt"/>
    </style:style>
    <style:style style:name="T39" style:family="text">
      <style:text-properties fo:font-variant="normal" fo:text-transform="none" fo:letter-spacing="normal" fo:font-style="normal" fo:font-weight="normal" officeooo:rsid="00210d1f" style:font-size-asian="12pt" style:font-size-complex="12pt"/>
    </style:style>
    <style:style style:name="T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3818"/>
    </style:style>
    <style:style style:name="T41" style:family="text">
      <style:text-properties fo:font-variant="normal" fo:text-transform="none" fo:letter-spacing="normal" officeooo:rsid="0024de68"/>
    </style:style>
    <style:style style:name="T42" style:family="text">
      <style:text-properties fo:font-variant="normal" fo:text-transform="none" fo:letter-spacing="normal" style:font-size-asian="12pt"/>
    </style:style>
    <style:style style:name="T43" style:family="text">
      <style:text-properties fo:font-variant="normal" fo:text-transform="none" fo:letter-spacing="normal" officeooo:rsid="0024de68" style:font-size-asian="12pt"/>
    </style:style>
    <style:style style:name="T44" style:family="text">
      <style:text-properties fo:font-variant="normal" fo:text-transform="none" fo:letter-spacing="normal" officeooo:rsid="0027ef68" style:font-size-asian="12pt"/>
    </style:style>
    <style:style style:name="T45" style:family="text">
      <style:text-properties fo:font-variant="normal" fo:text-transform="none" fo:letter-spacing="normal" officeooo:rsid="0029e5e4" style:font-size-asian="12pt"/>
    </style:style>
    <style:style style:name="T46" style:family="text">
      <style:text-properties fo:font-variant="normal" fo:text-transform="none" style:font-name="Times New Roman" fo:letter-spacing="normal" style:font-size-asian="12pt"/>
    </style:style>
    <style:style style:name="T47" style:family="text">
      <style:text-properties fo:font-variant="normal" fo:text-transform="none" style:font-name="Times New Roman" fo:letter-spacing="normal" officeooo:rsid="00210d1f" style:font-size-asian="12pt"/>
    </style:style>
    <style:style style:name="T48" style:family="text">
      <style:text-properties fo:font-variant="normal" fo:text-transform="none" style:font-name="Times New Roman" fo:letter-spacing="normal" officeooo:rsid="0029e5e4" style:font-size-asian="12pt"/>
    </style:style>
    <style:style style:name="T49" style:family="text">
      <style:text-properties fo:font-variant="normal" fo:text-transform="none" style:font-name="Times New Roman" fo:letter-spacing="normal" officeooo:rsid="0027b8e6" style:font-size-asian="12pt"/>
    </style:style>
    <style:style style:name="T50" style:family="text">
      <style:text-properties fo:font-variant="normal" fo:text-transform="none" style:font-name="Times New Roman" fo:letter-spacing="normal" officeooo:rsid="002a8c6d" style:font-size-asian="12pt"/>
    </style:style>
    <style:style style:name="T51" style:family="text">
      <style:text-properties fo:font-variant="normal" fo:text-transform="none" style:font-name="Times New Roman" fo:letter-spacing="normal" officeooo:rsid="002b1fe7" style:font-size-asian="12pt"/>
    </style:style>
    <style:style style:name="T52" style:family="text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T53" style:family="text">
      <style:text-properties fo:font-variant="normal" fo:text-transform="none" style:font-name="Times New Roman" fo:letter-spacing="normal" fo:font-weight="normal" officeooo:rsid="00210d1f" style:font-size-asian="12pt" style:font-weight-asian="normal" style:font-weight-complex="normal"/>
    </style:style>
    <style:style style:name="T54" style:family="text">
      <style:text-properties fo:font-variant="normal" fo:text-transform="none" style:font-name="Times New Roman" fo:letter-spacing="normal" fo:font-weight="normal" officeooo:rsid="002c22b4" style:font-size-asian="12pt" style:font-weight-asian="normal" style:font-weight-complex="normal"/>
    </style:style>
    <style:style style:name="T55" style:family="text">
      <style:text-properties fo:font-variant="normal" fo:text-transform="none" style:font-name="Times New Roman" fo:letter-spacing="normal" fo:font-weight="bold" style:font-size-asian="12pt" style:font-weight-asian="bold" style:font-weight-complex="bold"/>
    </style:style>
    <style:style style:name="T56" style:family="text">
      <style:text-properties fo:font-variant="normal" fo:text-transform="none" style:font-name="Arial" fo:letter-spacing="normal" fo:font-weight="bold" officeooo:rsid="0027ef68" style:font-size-asian="12pt" style:font-weight-asian="bold" style:font-weight-complex="bold"/>
    </style:style>
    <style:style style:name="T57" style:family="text">
      <style:text-properties fo:font-variant="normal" fo:text-transform="none" style:font-name="Arial" fo:letter-spacing="normal" style:font-size-asian="12pt"/>
    </style:style>
    <style:style style:name="T58" style:family="text">
      <style:text-properties fo:font-variant="normal" fo:text-transform="none" style:font-name="Arial" fo:letter-spacing="normal" officeooo:rsid="0027ef68" style:font-size-asian="12pt"/>
    </style:style>
    <style:style style:name="T59" style:family="text">
      <style:text-properties fo:font-variant="normal" fo:text-transform="none" fo:color="#428bca" style:text-line-through-style="none" style:font-name="Helvetica Neue" fo:font-size="9pt" fo:letter-spacing="normal" fo:font-style="normal" style:text-underline-style="none" fo:font-weight="normal" officeooo:rsid="00303818" style:text-blinking="false" style:font-size-asian="12pt" style:font-size-complex="12pt"/>
    </style:style>
    <style:style style:name="T60" style:family="text">
      <style:text-properties fo:font-variant="normal" fo:text-transform="none" fo:color="#428bca" style:text-line-through-style="none" style:font-name="Times New Roman" fo:font-size="9pt" fo:letter-spacing="normal" fo:font-style="normal" style:text-underline-style="none" fo:font-weight="normal" officeooo:rsid="00303818" style:text-blinking="false" style:font-size-asian="12pt" style:font-size-complex="12pt"/>
    </style:style>
    <style:style style:name="T61" style:family="text">
      <style:text-properties fo:font-variant="normal" fo:text-transform="none" fo:color="#428bca" style:text-line-through-style="none" style:font-name="Times New Roman" fo:font-size="12pt" fo:letter-spacing="normal" fo:font-style="normal" style:text-underline-style="none" fo:font-weight="normal" officeooo:rsid="00303818" style:text-blinking="false" style:font-size-asian="12pt" style:font-size-complex="12pt"/>
    </style:style>
    <style:style style:name="T62" style:family="text">
      <style:text-properties fo:font-variant="normal" fo:text-transform="none" style:font-name="Times New Roman" fo:letter-spacing="normal" fo:font-style="normal" fo:font-weight="normal" officeooo:rsid="00303818" style:font-size-asian="12pt" style:font-size-complex="12pt"/>
    </style:style>
    <style:style style:name="T63" style:family="text">
      <style:text-properties fo:font-variant="normal" fo:text-transform="none" style:font-name="Times New Roman" fo:font-size="12pt" fo:letter-spacing="normal" fo:font-style="normal" fo:font-weight="normal" officeooo:rsid="00303818" style:font-size-asian="12pt" style:font-size-complex="12pt"/>
    </style:style>
    <style:style style:name="T64" style:family="text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Arial" fo:font-size="14pt" fo:font-style="italic" fo:font-weight="normal" officeooo:rsid="0024968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Arial" fo:font-size="14pt" fo:font-style="italic" fo:font-weight="normal" officeooo:rsid="002c22b4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tyle="italic" fo:font-weight="normal" officeooo:rsid="0027b8e6" style:font-style-asian="italic" style:font-weight-asian="normal" style:font-style-complex="italic" style:font-weight-complex="normal"/>
    </style:style>
    <style:style style:name="T68" style:family="text">
      <style:text-properties fo:color="#000000" style:font-name="Arial" fo:font-size="14pt" fo:font-style="italic" fo:font-weight="normal" officeooo:rsid="0024968c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officeooo:rsid="0029e5e4"/>
    </style:style>
    <style:style style:name="T70" style:family="text">
      <style:text-properties officeooo:rsid="002c22b4"/>
    </style:style>
    <style:style style:name="T71" style:family="text">
      <style:text-properties officeooo:rsid="00323cad"/>
    </style:style>
    <style:style style:name="T72" style:family="text">
      <style:text-properties officeooo:rsid="00323cad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>TIETOKANTASOVELLUKSEN DOKUMENTAATIO</text:p>
      <text:p text:style-name="P25"/>
      <text:p text:style-name="P26">JUHO LAHTI</text:p>
      <text:p text:style-name="P11"><text:span text:style-name="T71">01373</text:span><text:span text:style-name="T2">4</text:span><text:span text:style-name="T4">826</text:span></text:p>
      <text:p text:style-name="P26"/>
      <text:p text:style-name="P25"/>
      <text:p text:style-name="P25"/>
      <text:p text:style-name="P3"><text:s/></text:p>
      <text:p text:style-name="P1"/>
      <text:h text:style-name="P7" text:outline-level="1"><text:bookmark-start text:name="__RefHeading__249_2127963885"/><text:span text:style-name="T69">1. </text:span>JOHDANTO<text:bookmark-end text:name="__RefHeading__249_2127963885"/></text:h>
      <text:p text:style-name="P22"/>
      <text:p text:style-name="P28"><text:span text:style-name="T1">Tietokantasovelluksen aiheenani on suunnistuskilpailujen</text:span><text:span text:style-name="T34"> tulospalvelu. Sen tarkoituksena on tarjota palvelu, josta kaikki halukkaat voivat katsoa </text:span><text:span text:style-name="T35">suunnistuskilpailujen</text:span><text:span text:style-name="T34"> lopputuloksia sekä väliaikatilanteita tietyiltä rasteilta. </text:span><text:span text:style-name="T36">Tulos</text:span><text:span text:style-name="T34">p</text:span><text:span text:style-name="T36">alvelusta voi katsoa myös yksittäisen suunnistajan tuloksia. </text:span></text:p>
      <text:p text:style-name="P28"><text:span text:style-name="T36"/></text:p>
      <text:p text:style-name="P29"><text:span text:style-name="T29">T</text:span><text:span text:style-name="T30">ietokantasovellukseni ohjelmointikielenä on </text:span><text:span text:style-name="T16">PHP </text:span><text:span text:style-name="T17">ja tietokanta</text:span><text:span text:style-name="T31">p</text:span><text:span text:style-name="T30">alvelimena on</text:span><text:span text:style-name="T32"> </text:span><text:span text:style-name="T18">PostgreSQL. </text:span><text:span text:style-name="T32"><text:s/></text:span></text:p>
      <text:p text:style-name="P27"><text:span text:style-name="T36"><text:s/></text:span></text:p>
      <text:h text:style-name="P5" text:outline-level="1"/>
      <text:h text:style-name="P5" text:outline-level="1"><text:span text:style-name="T69">2. </text:span>YLEISKUVA JÄRJESTELMÄSTÄ</text:h>
      <text:h text:style-name="P8" text:outline-level="2"><text:bookmark-start text:name="__RefHeading__143_2127963885"/><text:span text:style-name="T70">2.1 </text:span>KÄYTTÖTA<text:span text:style-name="T41">P</text:span>AUSKAAVIO<text:bookmark-end text:name="__RefHeading__143_2127963885"/></text:h>
      <text:p text:style-name="P10"><text:span text:style-name="T68"/></text:p>
      <text:p text:style-name="P10"><draw:frame draw:style-name="fr1" draw:name="grafiikka1" text:anchor-type="paragraph" svg:width="15.134cm" svg:height="12.779cm" draw:z-index="0"><draw:image xlink:href="Pictures/2000000900003B1F000031ECC3E6397F.svm" xlink:type="simple" xlink:show="embed" xlink:actuate="onLoad"/></draw:frame><text:span text:style-name="T68"/></text:p>
      <text:p text:style-name="P10"><text:span text:style-name="T68"/></text:p>
      <text:p text:style-name="P23"><text:span text:style-name="T66"><text:s/></text:span></text:p>
      <text:h text:style-name="P9" text:outline-level="2"><text:soft-page-break/><text:span text:style-name="T66">2.2 </text:span><text:span text:style-name="T65">K</text:span><text:span text:style-name="T64">ÄYTTÄJÄRYHMÄT</text:span></text:h>
      <text:p text:style-name="P13"><text:span text:style-name="T67"/></text:p>
      <text:p text:style-name="P14">Kil<text:span text:style-name="T47">p</text:span><text:span text:style-name="T46">ailija: </text:span><text:span text:style-name="T52">Kil</text:span><text:span text:style-name="T53">p</text:span><text:span text:style-name="T52">ailija osallistuu suunnistuskil</text:span><text:span text:style-name="T53">p</text:span><text:span text:style-name="T52">ailuun</text:span></text:p>
      <text:p text:style-name="P14"><text:span text:style-name="T46">Virkailija: </text:span><text:span text:style-name="T52">Rekisteröi kil</text:span><text:span text:style-name="T53">p</text:span><text:span text:style-name="T52">ailijan kil</text:span><text:span text:style-name="T53">p</text:span><text:span text:style-name="T52">ailuun ja </text:span><text:span text:style-name="T53">p</text:span><text:span text:style-name="T52">urkaa kil</text:span><text:span text:style-name="T53">p</text:span><text:span text:style-name="T52">ailijan </text:span><text:span text:style-name="T54">sähköisen leimausjärjestelmän eli </text:span><text:span text:style-name="T52">emitin tiedot tietokantaan, kun kil</text:span><text:span text:style-name="T53">p</text:span><text:span text:style-name="T52">ailijan suoritus </text:span><text:span text:style-name="T54">on </text:span><text:span text:style-name="T53">p</text:span><text:span text:style-name="T52">äättynyt.</text:span></text:p>
      <text:p text:style-name="P16"><text:span text:style-name="T46">Käyttäjä: </text:span><text:span text:style-name="T52">Käyttäjä on jokainen, joka katsoo tuloksia tulos</text:span><text:span text:style-name="T53">p</text:span><text:span text:style-name="T52">alvelusta. Myös muut sidosryhmät kuuluvat tähän sidosryhmään.</text:span></text:p>
      <text:p text:style-name="P16"><text:span text:style-name="T52"/></text:p>
      <text:h text:style-name="P6" text:outline-level="1"><text:span text:style-name="T45">3. </text:span><text:span text:style-name="T42">KÄYTTÖTA</text:span><text:span text:style-name="T43">P</text:span><text:span text:style-name="T42">AU</text:span><text:span text:style-name="T44">KSET</text:span></text:h>
      <text:p text:style-name="Text_20_body"><text:span text:style-name="T56"/></text:p>
      <text:p text:style-name="P15"><text:span text:style-name="T57">Kil</text:span><text:span text:style-name="T47">p</text:span><text:span text:style-name="T46">ailija</text:span><text:span text:style-name="T48">n käyttöta</text:span><text:span text:style-name="T47">p</text:span><text:span text:style-name="T48">aukset: </text:span></text:p>
      <text:p text:style-name="P20"><text:span text:style-name="T46">Kil</text:span><text:span text:style-name="T47">p</text:span><text:span text:style-name="T46">aileminen:</text:span><text:span text:style-name="T55"> </text:span><text:span text:style-name="T49">Kil</text:span><text:span text:style-name="T47">p</text:span><text:span text:style-name="T49">ailija </text:span><text:span text:style-name="T46">osallistuu </text:span><text:span text:style-name="T49">suunnistuskil</text:span><text:span text:style-name="T47">p</text:span><text:span text:style-name="T49">ailuu</text:span><text:span text:style-name="T50">n</text:span><text:span text:style-name="T49">, </text:span><text:span text:style-name="T46">jossa hän leimaa emitin lähdössä, jokaisella vaaditulla rastilla sekä maalissa.</text:span></text:p>
      <text:p text:style-name="P19"><text:span text:style-name="T46"/></text:p>
      <text:p text:style-name="P17"><text:span text:style-name="T46">Virkailijan käyttöta</text:span><text:span text:style-name="T47">p</text:span><text:span text:style-name="T46">aukset: <text:s/></text:span></text:p>
      <text:p text:style-name="P20"><text:span text:style-name="T46">Kil</text:span><text:span text:style-name="T47">p</text:span><text:span text:style-name="T46">ailijan rekisteröiminen</text:span><text:span text:style-name="T55">: </text:span><text:span text:style-name="T46">Virkailija rekisteröi k</text:span><text:span text:style-name="T49">il</text:span><text:span text:style-name="T47">p</text:span><text:span text:style-name="T49">ailija</text:span><text:span text:style-name="T50">n </text:span><text:span text:style-name="T49">suunnistuskil</text:span><text:span text:style-name="T47">p</text:span><text:span text:style-name="T49">ailuu</text:span><text:span text:style-name="T50">n ennen kil</text:span><text:span text:style-name="T47">p</text:span><text:span text:style-name="T50">ailijan suoritusta</text:span></text:p>
      <text:p text:style-name="P21"><text:span text:style-name="T46">Tulosten tallentaminen: Virkailija </text:span><text:span text:style-name="T47">p</text:span><text:span text:style-name="T46">urkaa kil</text:span><text:span text:style-name="T47">p</text:span><text:span text:style-name="T46">ailijan emitistä väliaikatiedot sekä maaliintuloajan. </text:span></text:p>
      <text:p text:style-name="P21"><text:span text:style-name="T46"/></text:p>
      <text:p text:style-name="P18"><text:span text:style-name="T46">Käyttäjän </text:span><text:span text:style-name="T48">käyttöta</text:span><text:span text:style-name="T47">p</text:span><text:span text:style-name="T48">aukset: </text:span></text:p>
      <text:p text:style-name="P21"><text:span text:style-name="T48">T</text:span><text:span text:style-name="T46">ulosten katsominen: Käyttäjä katsoo tulos</text:span><text:span text:style-name="T47">p</text:span><text:span text:style-name="T46">alvelusta suunnistuskil</text:span><text:span text:style-name="T47">p</text:span><text:span text:style-name="T46">ailun tuloksia joko kokonaistuloksina tai </text:span><text:span text:style-name="T51">yksittäisen suunnistajan kohdalla.</text:span></text:p>
      <text:p text:style-name="P21"><text:span text:style-name="T46"/></text:p>
      <text:p text:style-name="P21"><text:span text:style-name="T46"/></text:p>
      <text:p text:style-name="P19"><text:span text:style-name="T46"/></text:p>
      <text:p text:style-name="P17"><text:span text:style-name="T46"/></text:p>
      <text:p text:style-name="P15"><text:span text:style-name="T48"/></text:p>
      <text:p text:style-name="P24"><text:span text:style-name="T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2:33:20.587000000</meta:creation-date>
    <dc:date>2014-01-15T04:33:35.993000000</dc:date>
    <meta:editing-duration>PT3H5M35S</meta:editing-duration>
    <meta:editing-cycles>19</meta:editing-cycles>
    <meta:generator>LibreOffice/4.1.3.2$Windows_x86 LibreOffice_project/70feb7d99726f064edab4605a8ab840c50ec57a</meta:generator>
    <meta:document-statistic meta:table-count="0" meta:image-count="1" meta:object-count="0" meta:page-count="4" meta:paragraph-count="23" meta:word-count="139" meta:character-count="1458" meta:non-whitespace-character-count="1455"/>
  </office:meta>
</office:document-meta>
</file>